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826cm" fo:min-width="2.01cm"/>
    </style:style>
    <style:style style:name="gr3" style:family="graphic" style:parent-style-name="standard">
      <style:graphic-properties draw:textarea-horizontal-align="justify" draw:textarea-vertical-align="middle" draw:auto-grow-height="false" fo:min-height="0.707cm" fo:min-width="1.931cm"/>
    </style:style>
    <style:style style:name="gr4" style:family="graphic" style:parent-style-name="standard">
      <style:graphic-properties draw:textarea-horizontal-align="justify" draw:textarea-vertical-align="middle" draw:auto-grow-height="false" fo:min-height="1.006cm" fo:min-width="1.652cm"/>
    </style:style>
    <style:style style:name="gr5" style:family="graphic" style:parent-style-name="standard">
      <style:graphic-properties draw:textarea-horizontal-align="justify" draw:textarea-vertical-align="middle" draw:auto-grow-height="false" fo:min-height="1.364cm" fo:min-width="1.8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outline1">
      <style:graphic-properties fo:min-height="8.884cm"/>
    </style:style>
    <style:style style:name="co1" style:family="table-column">
      <style:table-column-properties style:column-width="2.54cm" style:use-optimal-column-width="false"/>
    </style:style>
    <style:style style:name="co2" style:family="table-column">
      <style:table-column-properties style:column-width="3.332cm" style:use-optimal-column-width="false"/>
    </style:style>
    <style:style style:name="co3" style:family="table-column">
      <style:table-column-properties style:column-width="2.891cm" style:use-optimal-column-width="false"/>
    </style:style>
    <style:style style:name="co4" style:family="table-column">
      <style:table-column-properties style:column-width="3.005cm" style:use-optimal-column-width="false"/>
    </style:style>
    <style:style style:name="co5" style:family="table-column">
      <style:table-column-properties style:column-width="3.472cm" style:use-optimal-column-width="false"/>
    </style:style>
    <style:style style:name="co6" style:family="table-column">
      <style:table-column-properties style:column-width="2.529cm" style:use-optimal-column-width="false"/>
    </style:style>
    <style:style style:name="ro1" style:family="table-row">
      <style:table-row-properties style:row-height="0.723cm"/>
    </style:style>
    <style:style style:name="ro2" style:family="table-row">
      <style:table-row-properties style:row-height="0.735cm"/>
    </style:style>
    <style:style style:name="ro3" style:family="table-row">
      <style:table-row-properties style:row-height="1.209cm"/>
    </style:style>
    <style:style style:name="ro4" style:family="table-row">
      <style:table-row-properties style:row-height="0.566cm"/>
    </style:style>
    <style:style style:name="ro5" style:family="table-row">
      <style:table-row-properties style:row-height="0.617cm"/>
    </style:style>
    <style:style style:name="ro6" style:family="table-row">
      <style:table-row-properties style:row-height="0.973cm"/>
    </style:style>
    <style:style style:name="ro7" style:family="table-row">
      <style:table-row-properties style:row-height="0.693cm"/>
    </style:style>
    <style:style style:name="ro8" style:family="table-row">
      <style:table-row-properties style:row-height="0.773cm"/>
    </style:style>
    <style:style style:name="ro9" style:family="table-row">
      <style:table-row-properties style:row-height="0.672cm"/>
    </style:style>
    <style:style style:name="ro10" style:family="table-row">
      <style:table-row-properties style:row-height="1.083cm"/>
    </style:style>
    <style:style style:name="ro11" style:family="table-row">
      <style:table-row-properties style:row-height="0.427cm"/>
    </style:style>
    <style:style style:name="ro12" style:family="table-row">
      <style:table-row-properties style:row-height="0.794cm"/>
    </style:style>
    <style:style style:name="ro13" style:family="table-row">
      <style:table-row-properties style:row-height="0.793cm"/>
    </style:style>
    <style:style style:name="ro14" style:family="table-row">
      <style:table-row-properties style:row-height="0.883cm"/>
    </style:style>
    <style:style style:name="ro15" style:family="table-row">
      <style:table-row-properties style:row-height="1.505cm"/>
    </style:style>
    <style:style style:name="ro16" style:family="table-row">
      <style:table-row-properties style:row-height="1.049cm"/>
    </style:style>
    <style:style style:name="ro17" style:family="table-row">
      <style:table-row-properties style:row-height="0.655cm"/>
    </style:style>
    <style:style style:name="ce1" style:family="table-cell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paragraph-properties fo:text-align="center"/>
      <style:text-properties fo:font-size="10pt" style:font-size-asian="10pt" style:font-size-complex="10pt"/>
    </style:style>
    <style:style style:name="ce3" style:family="table-cell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>
      <style:paragraph-properties fo:text-align="center"/>
      <style:text-properties fo:font-size="9pt" style:font-size-asian="9pt" style:font-size-complex="9pt"/>
    </style:style>
    <style:style style:name="ce5" style:family="table-cell">
      <style:paragraph-properties fo:text-align="center"/>
      <style:text-properties fo:font-size="11pt" style:font-size-asian="11pt" style:font-size-complex="11pt"/>
    </style:style>
    <style:style style:name="ce6" style:family="table-cell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" style:family="table-cell">
      <style:paragraph-properties fo:text-align="center"/>
      <style:text-properties fo:font-size="10.5pt" style:font-size-asian="10.5pt" style:font-size-complex="10.5pt"/>
    </style:style>
    <style:style style:name="ce8" style:family="table-cell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" style:family="table-cell"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ce10" style:family="table-cell">
      <style:paragraph-properties fo:text-align="center"/>
      <style:text-properties style:text-position="-33% 58%" fo:font-size="13pt" fo:font-weight="bold" style:font-size-asian="13pt" style:font-weight-asian="bold" style:font-size-complex="13pt" style:font-weight-complex="bold"/>
    </style:style>
    <style:style style:name="ce11" style:family="table-cell">
      <style:paragraph-properties fo:text-align="center"/>
      <style:text-properties style:text-position="-33% 58%" fo:font-size="13pt" style:font-size-asian="13pt" style:font-size-complex="13pt"/>
    </style:style>
    <style:style style:name="ce12" style:family="table-cell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>
      <style:paragraph-properties fo:text-align="center"/>
      <style:text-properties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position="-33% 58%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style:text-position="-33% 58%" fo:font-size="13pt" fo:font-weight="bold" style:font-size-asian="13pt" style:font-weight-asian="bold" style:font-size-complex="13pt" style:font-weight-complex="bold"/>
    </style:style>
    <style:style style:name="T11" style:family="text">
      <style:text-properties style:text-position="-33% 58%" fo:font-size="13pt" style:font-size-asian="13pt" style:font-size-complex="13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style:font-name="Liberation Sans1" fo:font-size="28pt" fo:font-weight="bold" style:font-size-asian="28pt" style:font-weight-asian="bold" style:font-name-complex="Liberation Sans1" style:font-size-complex="28pt" style:font-weight-complex="bold"/>
    </style:style>
    <style:style style:name="T15" style:family="text">
      <style:text-properties style:font-name="Lohit Devanagari" fo:font-size="28pt" style:font-size-asian="28pt" style:font-name-complex="Lohit Devanagari" style:font-size-complex="28pt"/>
    </style:style>
    <style:style style:name="T16" style:family="text">
      <style:text-properties style:font-name="Lohit Devanagari" fo:font-size="28pt" style:text-underline-style="solid" style:text-underline-width="auto" style:text-underline-color="font-color" style:font-size-asian="28pt" style:font-name-complex="Lohit Devanagari" style:font-size-complex="28pt"/>
    </style:style>
    <style:style style:name="T17" style:family="text">
      <style:text-properties style:font-name="Lohit Devanagari" fo:font-size="28pt" style:font-size-asian="28pt" style:font-size-complex="28pt"/>
    </style:style>
    <style:style style:name="T18" style:family="text">
      <style:text-properties style:font-name="Lohit Devanagari" fo:font-size="28pt" style:text-underline-style="solid" style:text-underline-width="auto" style:text-underline-color="font-color" style:font-size-asian="28pt" style:font-size-complex="2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normal" fo:text-shadow="none" fo:font-weight="bold" style:letter-kerning="true" fo:background-color="transparent" style:font-name-asian="Noto Sans CJK SC" style:font-size-asian="28pt" style:font-style-asian="normal" style:font-weight-asian="bold" style:font-name-complex="Liberation Sans1" style:font-size-complex="2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ohit Devanagari" fo:font-size="28pt" fo:font-style="normal" fo:text-shadow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ohit Devanagari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ohit Devanagari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xml:id="id5" draw:id="id5" draw:layer="layout" svg:width="2.539cm" svg:height="5.357cm" svg:x="12.585cm" svg:y="5.2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Villes </text:span></text:p>
              </table:table-cell>
            </table:table-row>
            <table:table-row table:style-name="ro2">
              <table:table-cell table:style-name="ce2">
                <text:p text:style-name="P1"><text:span text:style-name="T2">id </text:span></text:p>
              </table:table-cell>
            </table:table-row>
            <table:table-row table:style-name="ro3">
              <table:table-cell table:style-name="ce2">
                <text:p text:style-name="P1"><text:span text:style-name="T2">departement_code</text:span></text:p>
              </table:table-cell>
            </table:table-row>
            <table:table-row table:style-name="ro3">
              <table:table-cell table:style-name="ce2">
                <text:p text:style-name="P1"><text:span text:style-name="T2">code_insee</text:span></text:p>
              </table:table-cell>
            </table:table-row>
            <table:table-row table:style-name="ro2">
              <table:table-cell table:style-name="ce2">
                <text:p text:style-name="P1"><text:span text:style-name="T2">zip_code PK</text:span></text:p>
              </table:table-cell>
            </table:table-row>
            <table:table-row table:style-name="ro2">
              <table:table-cell table:style-name="ce2">
                <text:p text:style-name="P1"><text:span text:style-name="T2">nam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8" draw:id="id8" draw:layer="layout" svg:width="3.331cm" svg:height="8.863cm" svg:x="21.201cm" svg:y="5.914cm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3">
                <text:p text:style-name="P1"><text:span text:style-name="T3">Elus</text:span></text:p>
              </table:table-cell>
            </table:table-row>
            <table:table-row table:style-name="ro5">
              <table:table-cell table:style-name="ce4">
                <text:p text:style-name="P1"><text:span text:style-name="T4">code_insee</text:span></text:p>
              </table:table-cell>
            </table:table-row>
            <table:table-row table:style-name="ro5">
              <table:table-cell table:style-name="ce4">
                <text:p text:style-name="P1"><text:span text:style-name="T4">mode_de_scrutin</text:span></text:p>
              </table:table-cell>
            </table:table-row>
            <table:table-row table:style-name="ro5">
              <table:table-cell table:style-name="ce4">
                <text:p text:style-name="P1"><text:span text:style-name="T4">numliste</text:span></text:p>
              </table:table-cell>
            </table:table-row>
            <table:table-row table:style-name="ro6">
              <table:table-cell table:style-name="ce4">
                <text:p text:style-name="P1"><text:span text:style-name="T4">code_nuance_de_la_liste</text:span></text:p>
              </table:table-cell>
            </table:table-row>
            <table:table-row table:style-name="ro5">
              <table:table-cell table:style-name="ce4">
                <text:p text:style-name="P1"><text:span text:style-name="T4">tour</text:span></text:p>
              </table:table-cell>
            </table:table-row>
            <table:table-row table:style-name="ro5">
              <table:table-cell table:style-name="ce4">
                <text:p text:style-name="P1"><text:span text:style-name="T4">nom</text:span></text:p>
              </table:table-cell>
            </table:table-row>
            <table:table-row table:style-name="ro5">
              <table:table-cell table:style-name="ce4">
                <text:p text:style-name="P1"><text:span text:style-name="T4">prenom</text:span></text:p>
              </table:table-cell>
            </table:table-row>
            <table:table-row table:style-name="ro5">
              <table:table-cell table:style-name="ce4">
                <text:p text:style-name="P1"><text:span text:style-name="T4">sexe</text:span></text:p>
              </table:table-cell>
            </table:table-row>
            <table:table-row table:style-name="ro5">
              <table:table-cell table:style-name="ce4">
                <text:p text:style-name="P1"><text:span text:style-name="T4">date_de_naissance PK</text:span></text:p>
              </table:table-cell>
            </table:table-row>
            <table:table-row table:style-name="ro5">
              <table:table-cell table:style-name="ce4">
                <text:p text:style-name="P1"><text:span text:style-name="T4">code_profession</text:span></text:p>
              </table:table-cell>
            </table:table-row>
            <table:table-row table:style-name="ro5">
              <table:table-cell table:style-name="ce4">
                <text:p text:style-name="P1"><text:span text:style-name="T4">libelle_profession</text:span></text:p>
              </table:table-cell>
            </table:table-row>
            <table:table-row table:style-name="ro7">
              <table:table-cell table:style-name="ce5">
                <text:p text:style-name="P1"><text:span text:style-name="T5">nationali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4" draw:id="id4" draw:layer="layout" svg:width="2.89cm" svg:height="2.938cm" svg:x="8.497cm" svg:y="6.661cm">
          <table:table table:template-name="default" table:use-first-row-styles="true" table:use-banding-rows-styles="true">
            <table:table-column table:style-name="co3"/>
            <table:table-row table:style-name="ro8">
              <table:table-cell table:style-name="ce6">
                <text:p text:style-name="P1"><text:span text:style-name="T6">population</text:span></text:p>
              </table:table-cell>
            </table:table-row>
            <table:table-row table:style-name="ro9">
              <table:table-cell table:style-name="ce7">
                <text:p text:style-name="P1"><text:span text:style-name="T7">code_insee PK</text:span></text:p>
              </table:table-cell>
            </table:table-row>
            <table:table-row table:style-name="ro10">
              <table:table-cell table:style-name="ce7">
                <text:p text:style-name="P1"><text:span text:style-name="T7">population_legal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9" draw:id="id9" draw:layer="layout" svg:width="3.004cm" svg:height="3.867cm" svg:x="15.263cm" svg:y="0.897cm">
          <table:table table:template-name="default" table:use-first-row-styles="true" table:use-banding-rows-styles="true">
            <table:table-column table:style-name="co4"/>
            <table:table-row table:style-name="ro11">
              <table:table-cell table:style-name="ce8">
                <text:p text:style-name="P1"><text:span text:style-name="T8">Nuancier</text:span></text:p>
              </table:table-cell>
            </table:table-row>
            <table:table-row table:style-name="ro12">
              <table:table-cell table:style-name="ce9">
                <text:p text:style-name="P1"><text:span text:style-name="T9">code</text:span></text:p>
              </table:table-cell>
            </table:table-row>
            <table:table-row table:style-name="ro12">
              <table:table-cell table:style-name="ce9">
                <text:p text:style-name="P1"><text:span text:style-name="T9">libelle</text:span></text:p>
              </table:table-cell>
            </table:table-row>
            <table:table-row table:style-name="ro12">
              <table:table-cell table:style-name="ce9">
                <text:p text:style-name="P1"><text:span text:style-name="T9">Ordre PK</text:span></text:p>
              </table:table-cell>
            </table:table-row>
            <table:table-row table:style-name="ro13">
              <table:table-cell table:style-name="ce9">
                <text:p text:style-name="P1"><text:span text:style-name="T9">definition_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0" draw:id="id10" draw:layer="layout" svg:width="3.471cm" svg:height="8.929cm" svg:x="0.096cm" svg:y="6.47cm">
          <table:table table:template-name="default" table:use-first-row-styles="true" table:use-banding-rows-styles="true">
            <table:table-column table:style-name="co5"/>
            <table:table-row table:style-name="ro14">
              <table:table-cell table:style-name="ce10">
                <text:p text:style-name="P2"><text:span text:style-name="T10">Categorie</text:span></text:p>
              </table:table-cell>
            </table:table-row>
            <table:table-row table:style-name="ro14">
              <table:table-cell table:style-name="ce11">
                <text:p text:style-name="P2"><text:span text:style-name="T11">Code PK</text:span></text:p>
              </table:table-cell>
            </table:table-row>
            <table:table-row table:style-name="ro14">
              <table:table-cell table:style-name="ce11">
                <text:p text:style-name="P2"><text:span text:style-name="T11">nb_emplois</text:span></text:p>
              </table:table-cell>
            </table:table-row>
            <table:table-row table:style-name="ro15">
              <table:table-cell table:style-name="ce11">
                <text:p text:style-name="P2"><text:span text:style-name="T11">artisans_commerçants_chef_dentreprise</text:span></text:p>
              </table:table-cell>
            </table:table-row>
            <table:table-row table:style-name="ro15">
              <table:table-cell table:style-name="ce11">
                <text:p text:style-name="P2"><text:span text:style-name="T11">cadres_et_professions_intellectuelles_superieurs</text:span></text:p>
              </table:table-cell>
            </table:table-row>
            <table:table-row table:style-name="ro15">
              <table:table-cell table:style-name="ce11">
                <text:p text:style-name="P2"><text:span text:style-name="T11">professions_intermedaires</text:span></text:p>
              </table:table-cell>
            </table:table-row>
            <table:table-row table:style-name="ro14">
              <table:table-cell table:style-name="ce11">
                <text:p text:style-name="P2"><text:span text:style-name="T11">employes</text:span></text:p>
              </table:table-cell>
            </table:table-row>
            <table:table-row table:style-name="ro14">
              <table:table-cell table:style-name="ce11">
                <text:p text:style-name="P2"><text:span text:style-name="T11">ouvrier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2" draw:id="id2" draw:layer="layout" svg:width="2.528cm" svg:height="4.717cm" svg:x="4.552cm" svg:y="0.58cm">
          <table:table table:template-name="default" table:use-first-row-styles="true" table:use-banding-rows-styles="true">
            <table:table-column table:style-name="co6"/>
            <table:table-row table:style-name="ro16">
              <table:table-cell table:style-name="ce12">
                <text:p text:style-name="P1"><text:span text:style-name="T12">Departements</text:span></text:p>
              </table:table-cell>
            </table:table-row>
            <table:table-row table:style-name="ro17">
              <table:table-cell table:style-name="ce13">
                <text:p text:style-name="P1"><text:span text:style-name="T13">Id PK</text:span></text:p>
              </table:table-cell>
            </table:table-row>
            <table:table-row table:style-name="ro17">
              <table:table-cell table:style-name="ce13">
                <text:p text:style-name="P1"><text:span text:style-name="T13">region_code</text:span></text:p>
              </table:table-cell>
            </table:table-row>
            <table:table-row table:style-name="ro17">
              <table:table-cell table:style-name="ce13">
                <text:p text:style-name="P1"><text:span text:style-name="T13">code</text:span></text:p>
              </table:table-cell>
            </table:table-row>
            <table:table-row table:style-name="ro17">
              <table:table-cell table:style-name="ce13">
                <text:p text:style-name="P1"><text:span text:style-name="T13">name</text:span></text:p>
              </table:table-cell>
            </table:table-row>
            <table:table-row table:style-name="ro16">
              <table:table-cell table:style-name="ce13">
                <text:p text:style-name="P1"><text:span text:style-name="T13">nom_normalise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1" draw:text-style-name="P3" draw:layer="layout" draw:type="lines" svg:x1="9.652cm" svg:y1="2.794cm" svg:x2="7.08cm" svg:y2="2.938cm" draw:start-shape="id1" draw:end-shape="id2" svg:d="M9652 2794h-501l-1568 144h-503" svg:viewBox="0 0 2573 145">
          <text:p/>
        </draw:connector>
        <draw:connector draw:style-name="gr1" draw:text-style-name="P3" draw:layer="layout" draw:type="lines" svg:x1="8.945cm" svg:y1="13.123cm" svg:x2="9.942cm" svg:y2="9.599cm" draw:start-shape="id3" draw:end-shape="id4" svg:d="M8945 13123v-502l997-2519v-503" svg:viewBox="0 0 998 3525">
          <text:p/>
        </draw:connector>
        <draw:connector draw:style-name="gr1" draw:text-style-name="P3" draw:layer="layout" draw:type="lines" svg:x1="15.124cm" svg:y1="7.88cm" svg:x2="16.002cm" svg:y2="12.827cm" draw:start-shape="id5" draw:start-glue-point="1" draw:end-shape="id6" draw:end-glue-point="3" svg:d="M15124 7880h503l-126 4947h501" svg:viewBox="0 0 879 4948">
          <text:p/>
        </draw:connector>
        <draw:connector draw:style-name="gr1" draw:text-style-name="P3" draw:layer="layout" draw:type="lines" svg:x1="21.336cm" svg:y1="4.064cm" svg:x2="22.866cm" svg:y2="5.914cm" draw:start-shape="id7" draw:end-shape="id8" draw:end-glue-point="0" svg:d="M21336 4064v502l1530 846v502" svg:viewBox="0 0 1531 1851">
          <text:p/>
        </draw:connector>
        <draw:custom-shape draw:style-name="gr2" draw:text-style-name="P1" xml:id="id1" draw:id="id1" draw:layer="layout" svg:width="3.556cm" svg:height="1.524cm" svg:x="9.652cm" svg:y="2.032cm">
          <text:p text:style-name="P1">regroup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" draw:text-style-name="P3" draw:layer="layout" draw:type="lines" svg:x1="11.43cm" svg:y1="3.556cm" svg:x2="13.854cm" svg:y2="5.202cm" draw:start-shape="id1" draw:start-glue-point="8" draw:end-shape="id5" svg:d="M11430 3556v502l2424 642v502" svg:viewBox="0 0 2425 1647">
          <text:p/>
        </draw:connector>
        <draw:custom-shape draw:style-name="gr3" draw:text-style-name="P1" xml:id="id3" draw:id="id3" draw:layer="layout" svg:width="3.445cm" svg:height="1.355cm" svg:x="7.223cm" svg:y="13.123cm">
          <text:p text:style-name="P1">compos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" draw:text-style-name="P3" draw:layer="layout" draw:type="lines" svg:x1="10.668cm" svg:y1="13.8cm" svg:x2="13.854cm" svg:y2="10.559cm" draw:start-shape="id3" draw:end-shape="id5" svg:d="M10668 13800h501l2685-2738v-503" svg:viewBox="0 0 3187 3242">
          <text:p/>
        </draw:connector>
        <draw:custom-shape draw:style-name="gr4" draw:text-style-name="P1" xml:id="id7" draw:id="id7" draw:layer="layout" svg:width="3.048cm" svg:height="1.778cm" svg:x="19.812cm" svg:y="2.286cm">
          <text:p text:style-name="P1">adhéren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" draw:text-style-name="P3" draw:layer="layout" draw:type="lines" svg:x1="19.812cm" svg:y1="3.175cm" svg:x2="18.267cm" svg:y2="2.83cm" draw:start-shape="id7" draw:start-glue-point="6" draw:end-shape="id9" svg:d="M19812 3175h-501l-541-345h-503" svg:viewBox="0 0 1546 346">
          <text:p/>
        </draw:connector>
        <draw:connector draw:style-name="gr1" draw:text-style-name="P3" draw:layer="layout" draw:type="lines" svg:x1="3.567cm" svg:y1="10.934cm" svg:x2="4.584cm" svg:y2="8.667cm" draw:start-shape="id10" draw:end-shape="id11" draw:end-glue-point="7" svg:d="M3567 10934h503l514-1542v-725" svg:viewBox="0 0 1018 2268">
          <text:p/>
        </draw:connector>
        <draw:custom-shape draw:style-name="gr2" draw:text-style-name="P1" xml:id="id11" draw:id="id11" draw:layer="layout" svg:width="3.556cm" svg:height="1.524cm" svg:x="4.064cm" svg:y="7.366cm">
          <text:p text:style-name="P1">défini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" draw:text-style-name="P3" draw:layer="layout" draw:type="lines" svg:x1="7.62cm" svg:y1="8.128cm" svg:x2="8.497cm" svg:y2="8.13cm" draw:start-shape="id11" draw:start-glue-point="10" draw:end-shape="id4" svg:d="M7620 8128h502l-127 2h502" svg:viewBox="0 0 878 3">
          <text:p/>
        </draw:connector>
        <draw:custom-shape draw:style-name="gr5" draw:text-style-name="P1" xml:id="id6" draw:id="id6" draw:layer="layout" svg:width="3.302cm" svg:height="2.286cm" svg:x="16.002cm" svg:y="11.684cm">
          <text:p text:style-name="P1">représent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" draw:text-style-name="P3" draw:layer="layout" draw:type="lines" svg:x1="19.304cm" svg:y1="12.827cm" svg:x2="21.201cm" svg:y2="10.345cm" draw:start-shape="id6" draw:end-shape="id8" draw:end-glue-point="3" svg:d="M19304 12827h502l893-2482h502" svg:viewBox="0 0 1898 2483">
          <text:p/>
        </draw:connector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text-style-name="P5" draw:layer="layout" svg:width="25.199cm" svg:height="9.134cm" svg:x="1.4cm" svg:y="3.685cm" presentation:class="outline" presentation:user-transformed="true">
          <draw:text-box>
            <text:p text:style-name="P5"><text:span text:style-name="T14">CATEGORIE</text:span><text:span text:style-name="T15">(</text:span><text:span text:style-name="T16">#code</text:span><text:span text:style-name="T15">,..)</text:span><text:span text:style-name="T17"> </text:span><text:span text:style-name="T17"><text:tab/></text:span></text:p>
            <text:p text:style-name="P5"><text:span text:style-name="T14">POPULATION</text:span><text:span text:style-name="T17">(#</text:span><text:span text:style-name="T18">code insee,..</text:span><text:span text:style-name="T17">)</text:span></text:p>
            <text:p text:style-name="P5"><text:span text:style-name="T14">DEPARTEMENTS</text:span><text:span text:style-name="T17">(#</text:span><text:span text:style-name="T18">code</text:span><text:span text:style-name="T17">,...)</text:span></text:p>
            <text:p text:style-name="P5"><text:span text:style-name="T14">NUANCIER</text:span><text:span text:style-name="T17">(#code,...)</text:span></text:p>
            <text:p text:style-name="P5"><text:span text:style-name="T14">ELUS</text:span><text:span text:style-name="T17">(</text:span><text:span text:style-name="T18">date de naissance</text:span><text:span text:style-name="T17">,#code nuance,...)</text:span></text:p>
            <text:p text:style-name="P5"><text:span text:style-name="T19">VILLES</text:span><text:span text:style-name="T20">(</text:span><text:span text:style-name="T21">zip code</text:span><text:span text:style-name="T22">,id, #departement code,#code_insee...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8T09:03:34.680330840</meta:creation-date>
    <dc:date>2020-02-18T11:15:11.479723234</dc:date>
    <meta:editing-duration>PT24M</meta:editing-duration>
    <meta:editing-cycles>3</meta:editing-cycles>
    <meta:generator>LibreOffice/6.0.7.3$Linux_X86_64 LibreOffice_project/00m0$Build-3</meta:generator>
    <meta:document-statistic meta:object-count="47"/>
  </office:meta>
</office:document-meta>
</file>